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e@Iluvita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d1147f">First Day - Arrive around 5:00</text:a></text:p>
          <text:p text:style-name="Contents_20_2"><text:a xlink:type="simple" xlink:href="#orgabb3465">Battery Point Lighthouse Link</text:a></text:p>
          <text:p text:style-name="Contents_20_2"><text:a xlink:type="simple" xlink:href="#org562cee9">Pebble Beach</text:a></text:p>
          <text:p text:style-name="Contents_20_2"><text:a xlink:type="simple" xlink:href="#org34f7d78">Eat Dinner at the Chart Room</text:a></text:p>
          <text:p text:style-name="Contents_20_1"><text:a xlink:type="simple" xlink:href="#org17d94e9">Second Day</text:a></text:p>
          <text:p text:style-name="Contents_20_2"><text:a xlink:type="simple" xlink:href="#org7909953">Tall Trees Grove Link</text:a></text:p>
          <text:p text:style-name="Contents_20_2"><text:a xlink:type="simple" xlink:href="#org8bdb6e4">The Big Tree Loop Link</text:a></text:p>
          <text:p text:style-name="Contents_20_2"><text:a xlink:type="simple" xlink:href="#org9a57c1d">Newton B Drury Scenic Parkway</text:a></text:p>
          <text:p text:style-name="Contents_20_2"><text:a xlink:type="simple" xlink:href="#orgf11e520">Avenue of the Giants</text:a></text:p>
        </text:index-body>
      </text:table-of-content>
      <text:h text:style-name="Heading_20_1_unnumbered" text:outline-level="1" text:is-list-header="true">
<text:bookmark-start text:name="OrgXref.orgcd1147f"/>
<text:bookmark text:name="orgcd1147f"/>First Day - Arrive around 5:00
<text:bookmark-end text:name="OrgXref.orgcd1147f"/></text:h>
      <text:h text:style-name="Heading_20_2_unnumbered" text:outline-level="2" text:is-list-header="true">
<text:bookmark-start text:name="OrgXref.orgabb3465"/>
<text:bookmark text:name="orgabb3465"/>Battery Point Lighthouse <text:a xlink:type="simple" xlink:href="http://www.lighthousefriends.com/light.asp?ID=58">Link</text:a>
<text:bookmark-end text:name="OrgXref.orgabb3465"/></text:h>
      <text:list text:style-name="OrgBulletedList" text:continue-numbering="false">
        <text:list-item>
          <text:p text:style-name="Text_20_body">Super close to where we are staying
</text:p>
        </text:list-item>
      </text:list>
      <text:h text:style-name="Heading_20_2_unnumbered" text:outline-level="2" text:is-list-header="true">
<text:bookmark-start text:name="OrgXref.org562cee9"/>
<text:bookmark text:name="org562cee9"/>Pebble Beach
<text:bookmark-end text:name="OrgXref.org562cee9"/></text:h>
      <text:list text:style-name="OrgBulletedList" text:continue-numbering="false">
        <text:list-item>
          <text:p text:style-name="Text_20_body">Also super close to where we are staying
</text:p>
        </text:list-item>
      </text:list>
      <text:h text:style-name="Heading_20_2_unnumbered" text:outline-level="2" text:is-list-header="true">
<text:bookmark-start text:name="OrgXref.org34f7d78"/>
<text:bookmark text:name="org34f7d78"/>Eat Dinner at the Chart Room
<text:bookmark-end text:name="OrgXref.org34f7d78"/></text:h>
      <text:list text:style-name="OrgBulletedList" text:continue-numbering="false">
        <text:list-item>
          <text:p text:style-name="Text_20_body">Well-reviewed, good looking food
</text:p>
        </text:list-item>
      </text:list>
      <text:h text:style-name="Heading_20_1_unnumbered" text:outline-level="1" text:is-list-header="true">
<text:bookmark-start text:name="OrgXref.org17d94e9"/>
<text:bookmark text:name="org17d94e9"/>Second Day
<text:bookmark-end text:name="OrgXref.org17d94e9"/></text:h>
      <text:p text:style-name="Text_20_body"><text:a xlink:type="simple" xlink:href="https://atravellersfootsteps.com/backpackers-guide-redwood-california/">Blog post talking about some of this</text:a>
</text:p>
      <text:h text:style-name="Heading_20_2_unnumbered" text:outline-level="2" text:is-list-header="true">
<text:bookmark-start text:name="OrgXref.org7909953"/>
<text:bookmark text:name="org7909953"/>Tall Trees Grove <text:a xlink:type="simple" xlink:href="http://www.redwoodhikes.com/RNP/TallTrees.html">Link</text:a>
<text:bookmark-end text:name="OrgXref.org7909953"/></text:h>
      <text:list text:style-name="OrgBulletedList" text:continue-numbering="false">
        <text:list-item>
          <text:p text:style-name="Text_20_body">Exiting, private area
</text:p>
        </text:list-item>
        <text:list-item>
          <text:p text:style-name="Text_20_body">Difficult to get to
</text:p>
        </text:list-item>
        <text:list-item>
          <text:p text:style-name="Text_20_body">1.3 mile hike with "Considerable Elevation Change"
</text:p>
        </text:list-item>
        <text:list-item>
          <text:p text:style-name="Text_20_body"><text:span text:style-name="OrgCode">[ ] </text:span>Ask grandma if she thinks her and sandy can make the hike
</text:p>
        </text:list-item>
      </text:list>
      <text:h text:style-name="Heading_20_2_unnumbered" text:outline-level="2" text:is-list-header="true">
<text:bookmark-start text:name="OrgXref.org8bdb6e4"/>
<text:bookmark text:name="org8bdb6e4"/>The Big Tree Loop <text:a xlink:type="simple" xlink:href="http://www.redwoodhikes.com/PrairieCreek/BigTree.html">Link</text:a>
<text:bookmark-end text:name="OrgXref.org8bdb6e4"/></text:h>
      <text:list text:style-name="OrgBulletedList" text:continue-numbering="false">
        <text:list-item>
          <text:p text:style-name="Text_20_body">On the way from Crescent City to the park proper
</text:p>
        </text:list-item>
        <text:list-item>
          <text:p text:style-name="Text_20_body">Seems to be a highly recommended trip for new visitors
</text:p>
        </text:list-item>
        <text:list-item>
          <text:p text:style-name="Text_20_body">Roughly 4 mile walk
</text:p>
        </text:list-item>
      </text:list>
      <text:h text:style-name="Heading_20_2_unnumbered" text:outline-level="2" text:is-list-header="true">
<text:bookmark-start text:name="OrgXref.org9a57c1d"/>
<text:bookmark text:name="org9a57c1d"/>Newton B Drury Scenic Parkway
<text:bookmark-end text:name="OrgXref.org9a57c1d"/></text:h>
      <text:list text:style-name="OrgBulletedList" text:continue-numbering="false">
        <text:list-item>
          <text:p text:style-name="Text_20_body">A scenic drive along highway 101
</text:p>
        </text:list-item>
        <text:list-item>
          <text:p text:style-name="Text_20_body">Klamath is a drive-through tree in the area
</text:p>
        </text:list-item>
      </text:list>
      <text:h text:style-name="Heading_20_2_unnumbered" text:outline-level="2" text:is-list-header="true">
<text:bookmark-start text:name="OrgXref.orgf11e520"/>
<text:bookmark text:name="orgf11e520"/>Avenue of the Giants
<text:bookmark-end text:name="OrgXref.orgf11e520"/></text:h>
      <text:list text:style-name="OrgBulletedList" text:continue-numbering="false">
        <text:list-item>
          <text:p text:style-name="Text_20_body">Another Scenic Drive
</text:p>
        </text:list-item>
        <text:list-item>
          <text:p text:style-name="Text_20_body">Myers Flats is a drive-through tree in the area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9-06-21T22:10:23</dc:date>
    <meta:creation-date>2019-06-21T22:10:23</meta:creation-date>
    <meta:generator>Emacs 26.2 (Org mode 9.1.9)</meta:generator>
    <meta:keyword/>
    <dc:subject/>
    <dc:title/>
  </office:meta>
</office:document-meta>
</file>